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Utils.formatUTC( long millis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long millis , String pattern , TimeZone timeZon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long millis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Date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long millis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UTC( Date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long millis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Date dat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Date date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Date date , String pattern , TimeZone timeZon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ormatUtils.formatUTC( long millis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UTC( Date dat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Calendar calendar , String pattern , TimeZone timeZon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ormatUtils.format( Calendar calendar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Calendar calendar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DateForma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Utils.format( Calendar calendar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